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22.33pt" svg:y="15.05pt">
            <loext:p draw:notify-on-update-of-ranges="Sheet1.A2:Sheet1.A2 Sheet1.A3:Sheet1.A5 Sheet1.B2:Sheet1.B2 Sheet1.B3:Sheet1.B5 Sheet1.C2:Sheet1.C2 Sheet1.C3:Sheet1.C5 Sheet1.D2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25.47pt" svg:y="289.13pt">
            <loext:p draw:notify-on-update-of-ranges="Sheet1.A8:Sheet1.A8 Sheet1.A9:Sheet1.A11 Sheet1.B8:Sheet1.B8 Sheet1.B9:Sheet1.B11 Sheet1.C8:Sheet1.C8 Sheet1.C9:Sheet1.C11 Sheet1.D8:Sheet1.D8 Sheet1.D9:Sheet1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792.96pt" svg:y="20.32pt">
            <loext:p draw:notify-on-update-of-ranges="Sheet1.A15:Sheet1.A17 Sheet1.B14:Sheet1.B14 Sheet1.B15:Sheet1.B17 Sheet1.C14:Sheet1.C14 Sheet1.C15:Sheet1.C17 Sheet1.D14:Sheet1.D14 Sheet1.D15:Sheet1.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796.88pt" svg:y="292.14pt">
            <loext:p draw:notify-on-update-of-ranges="Sheet1.A21:Sheet1.A23 Sheet1.B20:Sheet1.B20 Sheet1.B21:Sheet1.B23 Sheet1.C20:Sheet1.C20 Sheet1.C21:Sheet1.C23 Sheet1.D20:Sheet1.D20 Sheet1.D21:Sheet1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453.51pt" svg:height="255.09pt" svg:x="10217.82pt" svg:y="134.56pt">
            <loext:p draw:notify-on-update-of-ranges="Sheet1.A27:Sheet1.A29 Sheet1.B26:Sheet1.B26 Sheet1.B27:Sheet1.B29 Sheet1.C26:Sheet1.C26 Sheet1.C27:Sheet1.C29 Sheet1.D26:Sheet1.D26 Sheet1.D27:Sheet1.D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453.51pt" svg:height="255.09pt" svg:x="1267.26pt" svg:y="23.13pt">
            <loext:p draw:notify-on-update-of-ranges="Sheet1.A26:Sheet1.A26 Sheet1.A27:Sheet1.A29 Sheet1.B26:Sheet1.B26 Sheet1.B27:Sheet1.B29 Sheet1.C26:Sheet1.C26 Sheet1.C27:Sheet1.C29 Sheet1.D26:Sheet1.D26 Sheet1.D27:Sheet1.D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7" draw:style-name="gr1" draw:text-style-name="P1" svg:width="453.46pt" svg:height="255.23pt" svg:x="1266.72pt" svg:y="298.18pt">
            <loext:p draw:notify-on-update-of-ranges="Sheet1.A32:Sheet1.A32 Sheet1.A33:Sheet1.A35 Sheet1.B32:Sheet1.B32 Sheet1.B33:Sheet1.B35 Sheet1.C32:Sheet1.C32 Sheet1.C33:Sheet1.C35 Sheet1.D32:Sheet1.D32 Sheet1.D33:Sheet1.D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8" draw:style-name="gr1" draw:text-style-name="P1" svg:width="453.46pt" svg:height="255.23pt" svg:x="1745.15pt" svg:y="18.09pt">
            <loext:p draw:notify-on-update-of-ranges="Sheet1.A38:Sheet1.A38 Sheet1.A39:Sheet1.A41 Sheet1.B38:Sheet1.B38 Sheet1.B39:Sheet1.B41 Sheet1.C38:Sheet1.C38 Sheet1.C39:Sheet1.C41 Sheet1.D38:Sheet1.D38 Sheet1.D39:Sheet1.D4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453.46pt" svg:height="255.23pt" svg:x="1737.33pt" svg:y="298.18pt">
            <loext:p draw:notify-on-update-of-ranges="Sheet1.A44:Sheet1.A44 Sheet1.A45:Sheet1.A47 Sheet1.B44:Sheet1.B44 Sheet1.B45:Sheet1.B47 Sheet1.C44:Sheet1.C44 Sheet1.C45:Sheet1.C47 Sheet1.D44:Sheet1.D44 Sheet1.D45:Sheet1.D4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98" table:default-cell-style-name="Default"/>
        <table:table-row table:style-name="ro1">
          <table:table-cell office:value-type="string" calcext:value-type="string">
            <text:p>Número de nodos total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14" calcext:value-type="float">
            <text:p>13014</text:p>
          </table:table-cell>
          <table:table-cell office:value-type="float" office:value="128674" calcext:value-type="float">
            <text:p>128674</text:p>
          </table:table-cell>
          <table:table-cell office:value-type="float" office:value="1285305" calcext:value-type="float">
            <text:p>1285305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74" calcext:value-type="float">
            <text:p>6974</text:p>
          </table:table-cell>
          <table:table-cell office:value-type="float" office:value="70146" calcext:value-type="float">
            <text:p>70146</text:p>
          </table:table-cell>
          <table:table-cell office:value-type="float" office:value="681270" calcext:value-type="float">
            <text:p>681270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71" calcext:value-type="float">
            <text:p>3671</text:p>
          </table:table-cell>
          <table:table-cell office:value-type="float" office:value="36593" calcext:value-type="float">
            <text:p>36593</text:p>
          </table:table-cell>
          <table:table-cell office:value-type="float" office:value="362281" calcext:value-type="float">
            <text:p>362281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Número de nodos promedio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1" calcext:value-type="float">
            <text:p>1301</text:p>
          </table:table-cell>
          <table:table-cell office:value-type="float" office:value="1286" calcext:value-type="float">
            <text:p>1286</text:p>
          </table:table-cell>
          <table:table-cell office:value-type="float" office:value="1285" calcext:value-type="float">
            <text:p>1285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4" calcext:value-type="float">
            <text:p>694</text:p>
          </table:table-cell>
          <table:table-cell office:value-type="float" office:value="701" calcext:value-type="float">
            <text:p>701</text:p>
          </table:table-cell>
          <table:table-cell office:value-type="float" office:value="681" calcext:value-type="float">
            <text:p>681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7" calcext:value-type="float">
            <text:p>367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Profundidad máxima del árbol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Tiempo de ejecución para entrenamiento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915" calcext:value-type="float">
            <text:p>18.915</text:p>
          </table:table-cell>
          <table:table-cell office:value-type="float" office:value="33.955" calcext:value-type="float">
            <text:p>33.955</text:p>
          </table:table-cell>
          <table:table-cell office:value-type="float" office:value="44.287" calcext:value-type="float">
            <text:p>44.287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28" calcext:value-type="float">
            <text:p>21.28</text:p>
          </table:table-cell>
          <table:table-cell office:value-type="float" office:value="31.201" calcext:value-type="float">
            <text:p>31.201</text:p>
          </table:table-cell>
          <table:table-cell office:value-type="float" office:value="34.635" calcext:value-type="float">
            <text:p>34.635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.97" calcext:value-type="float">
            <text:p>30.97</text:p>
          </table:table-cell>
          <table:table-cell office:value-type="float" office:value="31.326" calcext:value-type="float">
            <text:p>31.326</text:p>
          </table:table-cell>
          <table:table-cell office:value-type="float" office:value="33.59" calcext:value-type="float">
            <text:p>33.59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Accuracy test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.768" calcext:value-type="float">
            <text:p>87.768</text:p>
          </table:table-cell>
          <table:table-cell office:value-type="float" office:value="89.418" calcext:value-type="float">
            <text:p>89.418</text:p>
          </table:table-cell>
          <table:table-cell office:value-type="float" office:value="89.674" calcext:value-type="float">
            <text:p>89.674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3175" calcext:value-type="float">
            <text:p>87.3175</text:p>
          </table:table-cell>
          <table:table-cell office:value-type="float" office:value="88.1775" calcext:value-type="float">
            <text:p>88.1775</text:p>
          </table:table-cell>
          <table:table-cell office:value-type="float" office:value="89.43" calcext:value-type="float">
            <text:p>89.43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6.848" calcext:value-type="float">
            <text:p>86.848</text:p>
          </table:table-cell>
          <table:table-cell office:value-type="float" office:value="87.787" calcext:value-type="float">
            <text:p>87.787</text:p>
          </table:table-cell>
          <table:table-cell office:value-type="float" office:value="89.2015" calcext:value-type="float">
            <text:p>89.2015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Media geométrica test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518301" calcext:value-type="float">
            <text:p>0.87518301</text:p>
          </table:table-cell>
          <table:table-cell office:value-type="float" office:value="0.89188743" calcext:value-type="float">
            <text:p>0.89188743</text:p>
          </table:table-cell>
          <table:table-cell office:value-type="float" office:value="0.8943475" calcext:value-type="float">
            <text:p>0.8943475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7026243" calcext:value-type="float">
            <text:p>0.87026243</text:p>
          </table:table-cell>
          <table:table-cell office:value-type="float" office:value="0.87948937" calcext:value-type="float">
            <text:p>0.87948937</text:p>
          </table:table-cell>
          <table:table-cell office:value-type="float" office:value="0.89185739" calcext:value-type="float">
            <text:p>0.89185739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86691769" calcext:value-type="float">
            <text:p>0.86691769</text:p>
          </table:table-cell>
          <table:table-cell office:value-type="float" office:value="0.87623183" calcext:value-type="float">
            <text:p>0.87623183</text:p>
          </table:table-cell>
          <table:table-cell office:value-type="float" office:value="0.88985665" calcext:value-type="float">
            <text:p>0.88985665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Accuracy training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.7676" calcext:value-type="float">
            <text:p>87.7676</text:p>
          </table:table-cell>
          <table:table-cell office:value-type="float" office:value="89.5021" calcext:value-type="float">
            <text:p>89.5021</text:p>
          </table:table-cell>
          <table:table-cell office:value-type="float" office:value="89.7058" calcext:value-type="float">
            <text:p>89.7058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3186" calcext:value-type="float">
            <text:p>87.3186</text:p>
          </table:table-cell>
          <table:table-cell office:value-type="float" office:value="88.281" calcext:value-type="float">
            <text:p>88.281</text:p>
          </table:table-cell>
          <table:table-cell office:value-type="float" office:value="89.4641" calcext:value-type="float">
            <text:p>89.4641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6.6889" calcext:value-type="float">
            <text:p>86.6889</text:p>
          </table:table-cell>
          <table:table-cell office:value-type="float" office:value="87.6859" calcext:value-type="float">
            <text:p>87.6859</text:p>
          </table:table-cell>
          <table:table-cell office:value-type="float" office:value="89.2154" calcext:value-type="float">
            <text:p>89.2154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Media geométrica training</text:p>
          </table:table-cell>
          <table:table-cell table:number-columns-repeated="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556729" calcext:value-type="float">
            <text:p>0.87556729</text:p>
          </table:table-cell>
          <table:table-cell office:value-type="float" office:value="0.89285623" calcext:value-type="float">
            <text:p>0.89285623</text:p>
          </table:table-cell>
          <table:table-cell office:value-type="float" office:value="0.89478267" calcext:value-type="float">
            <text:p>0.89478267</text:p>
          </table:table-cell>
          <table:table-cell table:number-columns-repeated="9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7094252" calcext:value-type="float">
            <text:p>0.87094252</text:p>
          </table:table-cell>
          <table:table-cell office:value-type="float" office:value="0.88039306" calcext:value-type="float">
            <text:p>0.88039306</text:p>
          </table:table-cell>
          <table:table-cell office:value-type="float" office:value="0.8923021" calcext:value-type="float">
            <text:p>0.8923021</text:p>
          </table:table-cell>
          <table:table-cell table:number-columns-repeated="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6500017" calcext:value-type="float">
            <text:p>0.86500017</text:p>
          </table:table-cell>
          <table:table-cell office:value-type="float" office:value="0.87518159" calcext:value-type="float">
            <text:p>0.87518159</text:p>
          </table:table-cell>
          <table:table-cell office:value-type="float" office:value="0.89018632" calcext:value-type="float">
            <text:p>0.89018632</text:p>
          </table:table-cell>
          <table:table-cell table:number-columns-repeated="94"/>
        </table:table-row>
        <table:table-row table:style-name="ro1">
          <table:table-cell table:number-columns-repeated="98"/>
        </table:table-row>
        <table:table-row table:style-name="ro1">
          <table:table-cell table:number-columns-repeated="97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55:21.179184309</meta:creation-date>
    <dc:date>2017-05-26T19:02:20.823068564</dc:date>
    <meta:editing-duration>PT3M15S</meta:editing-duration>
    <meta:editing-cycles>2</meta:editing-cycles>
    <meta:generator>LibreOffice/5.3.3.2$Linux_X86_64 LibreOffice_project/3d9a8b4b4e538a85e0782bd6c2d430bafe583448</meta:generator>
    <meta:document-statistic meta:table-count="1" meta:cell-count="12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68cm" svg:y="0.315cm" chart:style-name="ch2">
          <text:p>Número de nodos total</text:p>
        </chart:title>
        <chart:legend chart:legend-position="end" svg:x="13.913cm" svg:y="3.785cm" style:legend-expansion="high" chart:style-name="ch3"/>
        <chart:plot-area chart:style-name="ch4" table:cell-range-address="Sheet1.A2:Sheet1.D5" chart:data-source-has-labels="both" svg:x="0.319cm" svg:y="1.248cm" svg:width="13.275cm" svg:height="7.578cm">
          <chartooo:coordinate-region svg:x="1.866cm" svg:y="1.421cm" svg:width="11.448cm" svg:height="6.811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5" chart:label-cell-address="Sheet1.B2:Sheet1.B2" chart:class="chart:line">
            <chart:data-point chart:repeated="3"/>
          </chart:series>
          <chart:series chart:style-name="ch8" chart:values-cell-range-address="Sheet1.C3:Sheet1.C5" chart:label-cell-address="Sheet1.C2:Sheet1.C2" chart:class="chart:line">
            <chart:data-point chart:repeated="3"/>
          </chart:series>
          <chart:series chart:style-name="ch9" chart:values-cell-range-address="Sheet1.D3:Sheet1.D5" chart:label-cell-address="Sheet1.D2:Sheet1.D2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:Sheet1.B2</svg:desc>
                </draw:g>
              </table:table-cell>
              <table:table-cell office:value-type="string">
                <text:p>100</text:p>
                <draw:g>
                  <svg:desc>Sheet1.C2:Sheet1.C2</svg:desc>
                </draw:g>
              </table:table-cell>
              <table:table-cell office:value-type="string">
                <text:p>1000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3:Sheet1.A5</svg:desc>
                </draw:g>
              </table:table-cell>
              <table:table-cell office:value-type="float" office:value="13014">
                <text:p>13014</text:p>
                <draw:g>
                  <svg:desc>Sheet1.B3:Sheet1.B5</svg:desc>
                </draw:g>
              </table:table-cell>
              <table:table-cell office:value-type="float" office:value="128674">
                <text:p>128674</text:p>
                <draw:g>
                  <svg:desc>Sheet1.C3:Sheet1.C5</svg:desc>
                </draw:g>
              </table:table-cell>
              <table:table-cell office:value-type="float" office:value="1285305">
                <text:p>1285305</text:p>
                <draw:g>
                  <svg:desc>Sheet1.D3:Sheet1.D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974">
                <text:p>6974</text:p>
              </table:table-cell>
              <table:table-cell office:value-type="float" office:value="70146">
                <text:p>70146</text:p>
              </table:table-cell>
              <table:table-cell office:value-type="float" office:value="681270">
                <text:p>68127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671">
                <text:p>3671</text:p>
              </table:table-cell>
              <table:table-cell office:value-type="float" office:value="36593">
                <text:p>36593</text:p>
              </table:table-cell>
              <table:table-cell office:value-type="float" office:value="362281">
                <text:p>362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191cm" svg:y="0.315cm" chart:style-name="ch2">
          <text:p>Número de nodos promedio</text:p>
        </chart:title>
        <chart:legend chart:legend-position="end" svg:x="13.913cm" svg:y="3.784cm" style:legend-expansion="high" chart:style-name="ch3"/>
        <chart:plot-area chart:style-name="ch4" table:cell-range-address="Sheet1.A8:Sheet1.D11" chart:data-source-has-labels="both" svg:x="0.319cm" svg:y="1.248cm" svg:width="13.275cm" svg:height="7.577cm">
          <chartooo:coordinate-region svg:x="1.311cm" svg:y="1.421cm" svg:width="12.003cm" svg:height="6.81cm"/>
          <chart:axis chart:dimension="x" chart:name="primary-x" chart:style-name="ch5" chartooo:axis-type="auto">
            <chartooo:date-scale/>
            <chart:categories table:cell-range-address="Sheet1.A9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B11" chart:label-cell-address="Sheet1.B8:Sheet1.B8" chart:class="chart:line">
            <chart:data-point chart:repeated="3"/>
          </chart:series>
          <chart:series chart:style-name="ch9" chart:values-cell-range-address="Sheet1.C9:Sheet1.C11" chart:label-cell-address="Sheet1.C8:Sheet1.C8" chart:class="chart:line">
            <chart:data-point chart:repeated="3"/>
          </chart:series>
          <chart:series chart:style-name="ch10" chart:values-cell-range-address="Sheet1.D9:Sheet1.D11" chart:label-cell-address="Sheet1.D8:Sheet1.D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8:Sheet1.B8</svg:desc>
                </draw:g>
              </table:table-cell>
              <table:table-cell office:value-type="string">
                <text:p>100</text:p>
                <draw:g>
                  <svg:desc>Sheet1.C8:Sheet1.C8</svg:desc>
                </draw:g>
              </table:table-cell>
              <table:table-cell office:value-type="string">
                <text:p>1000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9:Sheet1.A11</svg:desc>
                </draw:g>
              </table:table-cell>
              <table:table-cell office:value-type="float" office:value="1301">
                <text:p>1301</text:p>
                <draw:g>
                  <svg:desc>Sheet1.B9:Sheet1.B11</svg:desc>
                </draw:g>
              </table:table-cell>
              <table:table-cell office:value-type="float" office:value="1286">
                <text:p>1286</text:p>
                <draw:g>
                  <svg:desc>Sheet1.C9:Sheet1.C11</svg:desc>
                </draw:g>
              </table:table-cell>
              <table:table-cell office:value-type="float" office:value="1285">
                <text:p>1285</text:p>
                <draw:g>
                  <svg:desc>Sheet1.D9:Sheet1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365">
                <text:p>365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098cm" svg:y="0.315cm" chart:style-name="ch2">
          <text:p>Profundida máxima del árbol</text:p>
        </chart:title>
        <chart:legend chart:legend-position="end" svg:x="13.913cm" svg:y="3.785cm" style:legend-expansion="high" chart:style-name="ch3"/>
        <chart:plot-area chart:style-name="ch4" table:cell-range-address="Sheet1.A14:Sheet1.D17" chart:data-source-has-labels="both" svg:x="0.319cm" svg:y="1.248cm" svg:width="13.275cm" svg:height="7.578cm">
          <chartooo:coordinate-region svg:x="0.94cm" svg:y="1.422cm" svg:width="12.374cm" svg:height="6.811cm"/>
          <chart:axis chart:dimension="x" chart:name="primary-x" chart:style-name="ch5" chartooo:axis-type="auto">
            <chartooo:date-scale/>
            <chart:categories table:cell-range-address="Sheet1.A15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:Sheet1.B17" chart:label-cell-address="Sheet1.B14:Sheet1.B14" chart:class="chart:line">
            <chart:data-point chart:repeated="3"/>
          </chart:series>
          <chart:series chart:style-name="ch9" chart:values-cell-range-address="Sheet1.C15:Sheet1.C17" chart:label-cell-address="Sheet1.C14:Sheet1.C14" chart:class="chart:line">
            <chart:data-point chart:repeated="3"/>
          </chart:series>
          <chart:series chart:style-name="ch10" chart:values-cell-range-address="Sheet1.D15:Sheet1.D17" chart:label-cell-address="Sheet1.D14:Sheet1.D1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14:Sheet1.B14</svg:desc>
                </draw:g>
              </table:table-cell>
              <table:table-cell office:value-type="string">
                <text:p>100</text:p>
                <draw:g>
                  <svg:desc>Sheet1.C14:Sheet1.C14</svg:desc>
                </draw:g>
              </table:table-cell>
              <table:table-cell office:value-type="string">
                <text:p>1000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15:Sheet1.A17</svg:desc>
                </draw:g>
              </table:table-cell>
              <table:table-cell office:value-type="float" office:value="19">
                <text:p>19</text:p>
                <draw:g>
                  <svg:desc>Sheet1.B15:Sheet1.B17</svg:desc>
                </draw:g>
              </table:table-cell>
              <table:table-cell office:value-type="float" office:value="18">
                <text:p>18</text:p>
                <draw:g>
                  <svg:desc>Sheet1.C15:Sheet1.C17</svg:desc>
                </draw:g>
              </table:table-cell>
              <table:table-cell office:value-type="float" office:value="18">
                <text:p>18</text:p>
                <draw:g>
                  <svg:desc>Sheet1.D15:Sheet1.D17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907cm" svg:y="0.315cm" chart:style-name="ch2">
          <text:p>Tiempo de ejecución para entrenamiento</text:p>
        </chart:title>
        <chart:legend chart:legend-position="end" svg:x="13.913cm" svg:y="3.784cm" style:legend-expansion="high" chart:style-name="ch3"/>
        <chart:plot-area chart:style-name="ch4" table:cell-range-address="Sheet1.A20:Sheet1.D23" chart:data-source-has-labels="both" svg:x="0.319cm" svg:y="1.248cm" svg:width="13.275cm" svg:height="7.577cm">
          <chartooo:coordinate-region svg:x="0.94cm" svg:y="1.421cm" svg:width="12.374cm" svg:height="6.81cm"/>
          <chart:axis chart:dimension="x" chart:name="primary-x" chart:style-name="ch5" chartooo:axis-type="auto">
            <chartooo:date-scale/>
            <chart:categories table:cell-range-address="Sheet1.A21:Sheet1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1:Sheet1.B23" chart:label-cell-address="Sheet1.B20:Sheet1.B20" chart:class="chart:line">
            <chart:data-point chart:repeated="3"/>
          </chart:series>
          <chart:series chart:style-name="ch9" chart:values-cell-range-address="Sheet1.C21:Sheet1.C23" chart:label-cell-address="Sheet1.C20:Sheet1.C20" chart:class="chart:line">
            <chart:data-point chart:repeated="3"/>
          </chart:series>
          <chart:series chart:style-name="ch10" chart:values-cell-range-address="Sheet1.D21:Sheet1.D23" chart:label-cell-address="Sheet1.D20:Sheet1.D2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0:Sheet1.B20</svg:desc>
                </draw:g>
              </table:table-cell>
              <table:table-cell office:value-type="string">
                <text:p>100</text:p>
                <draw:g>
                  <svg:desc>Sheet1.C20:Sheet1.C20</svg:desc>
                </draw:g>
              </table:table-cell>
              <table:table-cell office:value-type="string">
                <text:p>1000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1:Sheet1.A23</svg:desc>
                </draw:g>
              </table:table-cell>
              <table:table-cell office:value-type="float" office:value="18.915">
                <text:p>18.915</text:p>
                <draw:g>
                  <svg:desc>Sheet1.B21:Sheet1.B23</svg:desc>
                </draw:g>
              </table:table-cell>
              <table:table-cell office:value-type="float" office:value="33.955">
                <text:p>33.955</text:p>
                <draw:g>
                  <svg:desc>Sheet1.C21:Sheet1.C23</svg:desc>
                </draw:g>
              </table:table-cell>
              <table:table-cell office:value-type="float" office:value="44.287">
                <text:p>44.287</text:p>
                <draw:g>
                  <svg:desc>Sheet1.D21:Sheet1.D23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1.28">
                <text:p>21.28</text:p>
              </table:table-cell>
              <table:table-cell office:value-type="float" office:value="31.201">
                <text:p>31.201</text:p>
              </table:table-cell>
              <table:table-cell office:value-type="float" office:value="34.635">
                <text:p>34.63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0.97">
                <text:p>30.97</text:p>
              </table:table-cell>
              <table:table-cell office:value-type="float" office:value="31.326">
                <text:p>31.326</text:p>
              </table:table-cell>
              <table:table-cell office:value-type="float" office:value="33.59">
                <text:p>33.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82cm" svg:y="0.315cm" chart:style-name="ch2">
          <text:p>Accuracy (test)</text:p>
        </chart:title>
        <chart:legend chart:legend-position="end" svg:x="13.915cm" svg:y="3.782cm" style:legend-expansion="high" chart:style-name="ch3"/>
        <chart:plot-area chart:style-name="ch4" table:cell-range-address="Sheet1.A26:Sheet1.D29" chart:data-source-has-labels="both" svg:x="0.32cm" svg:y="1.248cm" svg:width="13.275cm" svg:height="7.572cm">
          <chartooo:coordinate-region svg:x="1.232cm" svg:y="1.421cm" svg:width="12.083cm" svg:height="6.805cm"/>
          <chart:axis chart:dimension="x" chart:name="primary-x" chart:style-name="ch5" chartooo:axis-type="auto">
            <chartooo:date-scale/>
            <chart:categories table:cell-range-address="Sheet1.A27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B29" chart:label-cell-address="Sheet1.B26:Sheet1.B26" chart:class="chart:line">
            <chart:data-point chart:repeated="3"/>
          </chart:series>
          <chart:series chart:style-name="ch8" chart:values-cell-range-address="Sheet1.C27:Sheet1.C29" chart:label-cell-address="Sheet1.C26:Sheet1.C26" chart:class="chart:line">
            <chart:data-point chart:repeated="3"/>
          </chart:series>
          <chart:series chart:style-name="ch9" chart:values-cell-range-address="Sheet1.D27:Sheet1.D29" chart:label-cell-address="Sheet1.D26:Sheet1.D2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6:Sheet1.B26</svg:desc>
                </draw:g>
              </table:table-cell>
              <table:table-cell office:value-type="string">
                <text:p>100</text:p>
                <draw:g>
                  <svg:desc>Sheet1.C26:Sheet1.C26</svg:desc>
                </draw:g>
              </table:table-cell>
              <table:table-cell office:value-type="string">
                <text:p>1000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7:Sheet1.A29</svg:desc>
                </draw:g>
              </table:table-cell>
              <table:table-cell office:value-type="float" office:value="87.768">
                <text:p>87.768</text:p>
                <draw:g>
                  <svg:desc>Sheet1.B27:Sheet1.B29</svg:desc>
                </draw:g>
              </table:table-cell>
              <table:table-cell office:value-type="float" office:value="89.418">
                <text:p>89.418</text:p>
                <draw:g>
                  <svg:desc>Sheet1.C27:Sheet1.C29</svg:desc>
                </draw:g>
              </table:table-cell>
              <table:table-cell office:value-type="float" office:value="89.674">
                <text:p>89.674</text:p>
                <draw:g>
                  <svg:desc>Sheet1.D27:Sheet1.D2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.3175">
                <text:p>87.3175</text:p>
              </table:table-cell>
              <table:table-cell office:value-type="float" office:value="88.1775">
                <text:p>88.1775</text:p>
              </table:table-cell>
              <table:table-cell office:value-type="float" office:value="89.43">
                <text:p>89.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6.848">
                <text:p>86.848</text:p>
              </table:table-cell>
              <table:table-cell office:value-type="float" office:value="87.787">
                <text:p>87.787</text:p>
              </table:table-cell>
              <table:table-cell office:value-type="float" office:value="89.2015">
                <text:p>89.2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86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82cm" svg:y="0.315cm" chart:style-name="ch2">
          <text:p>Accuracy (test)</text:p>
        </chart:title>
        <chart:legend chart:legend-position="end" svg:x="13.915cm" svg:y="3.782cm" style:legend-expansion="high" chart:style-name="ch3"/>
        <chart:plot-area chart:style-name="ch4" table:cell-range-address="Sheet1.A26:Sheet1.D29" chart:data-source-has-labels="both" svg:x="0.32cm" svg:y="1.248cm" svg:width="13.275cm" svg:height="7.572cm">
          <chartooo:coordinate-region svg:x="1.232cm" svg:y="1.421cm" svg:width="12.083cm" svg:height="6.805cm"/>
          <chart:axis chart:dimension="x" chart:name="primary-x" chart:style-name="ch5" chartooo:axis-type="auto">
            <chartooo:date-scale/>
            <chart:categories table:cell-range-address="Sheet1.A27:Sheet1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9" chart:label-cell-address="Sheet1.B26:Sheet1.B26" chart:class="chart:line">
            <chart:data-point chart:repeated="3"/>
          </chart:series>
          <chart:series chart:style-name="ch9" chart:values-cell-range-address="Sheet1.C27:Sheet1.C29" chart:label-cell-address="Sheet1.C26:Sheet1.C26" chart:class="chart:line">
            <chart:data-point chart:repeated="3"/>
          </chart:series>
          <chart:series chart:style-name="ch10" chart:values-cell-range-address="Sheet1.D27:Sheet1.D29" chart:label-cell-address="Sheet1.D26:Sheet1.D2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26:Sheet1.B26</svg:desc>
                </draw:g>
              </table:table-cell>
              <table:table-cell office:value-type="string">
                <text:p>100</text:p>
                <draw:g>
                  <svg:desc>Sheet1.C26:Sheet1.C26</svg:desc>
                </draw:g>
              </table:table-cell>
              <table:table-cell office:value-type="string">
                <text:p>1000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7:Sheet1.A29</svg:desc>
                </draw:g>
              </table:table-cell>
              <table:table-cell office:value-type="float" office:value="87.768">
                <text:p>87.768</text:p>
                <draw:g>
                  <svg:desc>Sheet1.B27:Sheet1.B29</svg:desc>
                </draw:g>
              </table:table-cell>
              <table:table-cell office:value-type="float" office:value="89.418">
                <text:p>89.418</text:p>
                <draw:g>
                  <svg:desc>Sheet1.C27:Sheet1.C29</svg:desc>
                </draw:g>
              </table:table-cell>
              <table:table-cell office:value-type="float" office:value="89.674">
                <text:p>89.674</text:p>
                <draw:g>
                  <svg:desc>Sheet1.D27:Sheet1.D29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.3175">
                <text:p>87.3175</text:p>
              </table:table-cell>
              <table:table-cell office:value-type="float" office:value="88.1775">
                <text:p>88.1775</text:p>
              </table:table-cell>
              <table:table-cell office:value-type="float" office:value="89.43">
                <text:p>89.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6.848">
                <text:p>86.848</text:p>
              </table:table-cell>
              <table:table-cell office:value-type="float" office:value="87.787">
                <text:p>87.787</text:p>
              </table:table-cell>
              <table:table-cell office:value-type="float" office:value="89.2015">
                <text:p>89.20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65" chart:maximum="0.8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61cm" svg:y="0.315cm" chart:style-name="ch2">
          <text:p>Media geométrica (test)</text:p>
        </chart:title>
        <chart:legend chart:legend-position="end" svg:x="13.913cm" svg:y="3.784cm" style:legend-expansion="high" chart:style-name="ch3"/>
        <chart:plot-area chart:style-name="ch4" table:cell-range-address="Sheet1.A32:Sheet1.D35" chart:data-source-has-labels="both" svg:x="0.319cm" svg:y="1.248cm" svg:width="13.275cm" svg:height="7.577cm">
          <chartooo:coordinate-region svg:x="1.417cm" svg:y="1.421cm" svg:width="11.897cm" svg:height="6.81cm"/>
          <chart:axis chart:dimension="x" chart:name="primary-x" chart:style-name="ch5" chartooo:axis-type="auto">
            <chartooo:date-scale/>
            <chart:categories table:cell-range-address="Sheet1.A33:Sheet1.A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3:Sheet1.B35" chart:label-cell-address="Sheet1.B32:Sheet1.B32" chart:class="chart:line">
            <chart:data-point chart:repeated="3"/>
          </chart:series>
          <chart:series chart:style-name="ch9" chart:values-cell-range-address="Sheet1.C33:Sheet1.C35" chart:label-cell-address="Sheet1.C32:Sheet1.C32" chart:class="chart:line">
            <chart:data-point chart:repeated="3"/>
          </chart:series>
          <chart:series chart:style-name="ch10" chart:values-cell-range-address="Sheet1.D33:Sheet1.D35" chart:label-cell-address="Sheet1.D32:Sheet1.D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32:Sheet1.B32</svg:desc>
                </draw:g>
              </table:table-cell>
              <table:table-cell office:value-type="string">
                <text:p>100</text:p>
                <draw:g>
                  <svg:desc>Sheet1.C32:Sheet1.C32</svg:desc>
                </draw:g>
              </table:table-cell>
              <table:table-cell office:value-type="string">
                <text:p>1000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33:Sheet1.A35</svg:desc>
                </draw:g>
              </table:table-cell>
              <table:table-cell office:value-type="float" office:value="0.87518301">
                <text:p>0.87518301</text:p>
                <draw:g>
                  <svg:desc>Sheet1.B33:Sheet1.B35</svg:desc>
                </draw:g>
              </table:table-cell>
              <table:table-cell office:value-type="float" office:value="0.89188743">
                <text:p>0.89188743</text:p>
                <draw:g>
                  <svg:desc>Sheet1.C33:Sheet1.C35</svg:desc>
                </draw:g>
              </table:table-cell>
              <table:table-cell office:value-type="float" office:value="0.8943475">
                <text:p>0.8943475</text:p>
                <draw:g>
                  <svg:desc>Sheet1.D33:Sheet1.D3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7026243">
                <text:p>0.87026243</text:p>
              </table:table-cell>
              <table:table-cell office:value-type="float" office:value="0.87948937">
                <text:p>0.87948937</text:p>
              </table:table-cell>
              <table:table-cell office:value-type="float" office:value="0.89185739">
                <text:p>0.8918573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6691769">
                <text:p>0.86691769</text:p>
              </table:table-cell>
              <table:table-cell office:value-type="float" office:value="0.87623183">
                <text:p>0.87623183</text:p>
              </table:table-cell>
              <table:table-cell office:value-type="float" office:value="0.88985665">
                <text:p>0.889856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86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024cm" svg:y="0.315cm" chart:style-name="ch2">
          <text:p>Accuracy (training)</text:p>
        </chart:title>
        <chart:legend chart:legend-position="end" svg:x="13.913cm" svg:y="3.784cm" style:legend-expansion="high" chart:style-name="ch3"/>
        <chart:plot-area chart:style-name="ch4" table:cell-range-address="Sheet1.A38:Sheet1.D41" chart:data-source-has-labels="both" svg:x="0.319cm" svg:y="1.248cm" svg:width="13.275cm" svg:height="7.577cm">
          <chartooo:coordinate-region svg:x="1.231cm" svg:y="1.421cm" svg:width="12.083cm" svg:height="6.81cm"/>
          <chart:axis chart:dimension="x" chart:name="primary-x" chart:style-name="ch5" chartooo:axis-type="auto">
            <chartooo:date-scale/>
            <chart:categories table:cell-range-address="Sheet1.A39:Sheet1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9:Sheet1.B41" chart:label-cell-address="Sheet1.B38:Sheet1.B38" chart:class="chart:line">
            <chart:data-point chart:repeated="3"/>
          </chart:series>
          <chart:series chart:style-name="ch9" chart:values-cell-range-address="Sheet1.C39:Sheet1.C41" chart:label-cell-address="Sheet1.C38:Sheet1.C38" chart:class="chart:line">
            <chart:data-point chart:repeated="3"/>
          </chart:series>
          <chart:series chart:style-name="ch10" chart:values-cell-range-address="Sheet1.D39:Sheet1.D41" chart:label-cell-address="Sheet1.D38:Sheet1.D3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38:Sheet1.B38</svg:desc>
                </draw:g>
              </table:table-cell>
              <table:table-cell office:value-type="string">
                <text:p>100</text:p>
                <draw:g>
                  <svg:desc>Sheet1.C38:Sheet1.C38</svg:desc>
                </draw:g>
              </table:table-cell>
              <table:table-cell office:value-type="string">
                <text:p>1000</text:p>
                <draw:g>
                  <svg:desc>Sheet1.D38:Sheet1.D3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39:Sheet1.A41</svg:desc>
                </draw:g>
              </table:table-cell>
              <table:table-cell office:value-type="float" office:value="87.7676">
                <text:p>87.7676</text:p>
                <draw:g>
                  <svg:desc>Sheet1.B39:Sheet1.B41</svg:desc>
                </draw:g>
              </table:table-cell>
              <table:table-cell office:value-type="float" office:value="89.5021">
                <text:p>89.5021</text:p>
                <draw:g>
                  <svg:desc>Sheet1.C39:Sheet1.C41</svg:desc>
                </draw:g>
              </table:table-cell>
              <table:table-cell office:value-type="float" office:value="89.7058">
                <text:p>89.7058</text:p>
                <draw:g>
                  <svg:desc>Sheet1.D39:Sheet1.D4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7.3186">
                <text:p>87.3186</text:p>
              </table:table-cell>
              <table:table-cell office:value-type="float" office:value="88.281">
                <text:p>88.281</text:p>
              </table:table-cell>
              <table:table-cell office:value-type="float" office:value="89.4641">
                <text:p>89.46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6.6889">
                <text:p>86.6889</text:p>
              </table:table-cell>
              <table:table-cell office:value-type="float" office:value="87.6859">
                <text:p>87.6859</text:p>
              </table:table-cell>
              <table:table-cell office:value-type="float" office:value="89.2154">
                <text:p>89.21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65" chart:maximum="0.8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04cm" svg:y="0.315cm" chart:style-name="ch2">
          <text:p>Media geométrica (training)</text:p>
        </chart:title>
        <chart:legend chart:legend-position="end" svg:x="13.913cm" svg:y="3.784cm" style:legend-expansion="high" chart:style-name="ch3"/>
        <chart:plot-area chart:style-name="ch4" table:cell-range-address="Sheet1.A44:Sheet1.D47" chart:data-source-has-labels="both" svg:x="0.319cm" svg:y="1.248cm" svg:width="13.275cm" svg:height="7.577cm">
          <chartooo:coordinate-region svg:x="1.417cm" svg:y="1.421cm" svg:width="11.897cm" svg:height="6.81cm"/>
          <chart:axis chart:dimension="x" chart:name="primary-x" chart:style-name="ch5" chartooo:axis-type="auto">
            <chartooo:date-scale/>
            <chart:categories table:cell-range-address="Sheet1.A45:Sheet1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5:Sheet1.B47" chart:label-cell-address="Sheet1.B44:Sheet1.B44" chart:class="chart:line">
            <chart:data-point chart:repeated="3"/>
          </chart:series>
          <chart:series chart:style-name="ch9" chart:values-cell-range-address="Sheet1.C45:Sheet1.C47" chart:label-cell-address="Sheet1.C44:Sheet1.C44" chart:class="chart:line">
            <chart:data-point chart:repeated="3"/>
          </chart:series>
          <chart:series chart:style-name="ch10" chart:values-cell-range-address="Sheet1.D45:Sheet1.D47" chart:label-cell-address="Sheet1.D44:Sheet1.D4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44:Sheet1.B44</svg:desc>
                </draw:g>
              </table:table-cell>
              <table:table-cell office:value-type="string">
                <text:p>100</text:p>
                <draw:g>
                  <svg:desc>Sheet1.C44:Sheet1.C44</svg:desc>
                </draw:g>
              </table:table-cell>
              <table:table-cell office:value-type="string">
                <text:p>1000</text:p>
                <draw:g>
                  <svg:desc>Sheet1.D44:Sheet1.D44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45:Sheet1.A47</svg:desc>
                </draw:g>
              </table:table-cell>
              <table:table-cell office:value-type="float" office:value="0.87556729">
                <text:p>0.87556729</text:p>
                <draw:g>
                  <svg:desc>Sheet1.B45:Sheet1.B47</svg:desc>
                </draw:g>
              </table:table-cell>
              <table:table-cell office:value-type="float" office:value="0.89285623">
                <text:p>0.89285623</text:p>
                <draw:g>
                  <svg:desc>Sheet1.C45:Sheet1.C47</svg:desc>
                </draw:g>
              </table:table-cell>
              <table:table-cell office:value-type="float" office:value="0.89478267">
                <text:p>0.89478267</text:p>
                <draw:g>
                  <svg:desc>Sheet1.D45:Sheet1.D47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7094252">
                <text:p>0.87094252</text:p>
              </table:table-cell>
              <table:table-cell office:value-type="float" office:value="0.88039306">
                <text:p>0.88039306</text:p>
              </table:table-cell>
              <table:table-cell office:value-type="float" office:value="0.8923021">
                <text:p>0.89230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6500017">
                <text:p>0.86500017</text:p>
              </table:table-cell>
              <table:table-cell office:value-type="float" office:value="0.87518159">
                <text:p>0.87518159</text:p>
              </table:table-cell>
              <table:table-cell office:value-type="float" office:value="0.89018632">
                <text:p>0.890186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